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1.8154in"/>
    </style:style>
    <style:style style:name="co15" style:family="table-column">
      <style:table-column-properties fo:break-before="auto" style:column-width="4.1492in"/>
    </style:style>
    <style:style style:name="co16" style:family="table-column">
      <style:table-column-properties fo:break-before="auto" style:column-width="1.8866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0508in"/>
    </style:style>
    <style:style style:name="co20" style:family="table-column">
      <style:table-column-properties fo:break-before="auto" style:column-width="2.4661in"/>
    </style:style>
    <style:style style:name="co21" style:family="table-column">
      <style:table-column-properties fo:break-before="auto" style:column-width="1.7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61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4" table:default-cell-style-name="ce1"/>
        <table:table-row table:style-name="ro1">
          <table:table-cell table:number-columns-repeated="2"/>
          <table:table-cell table:style-name="ce6" table:number-columns-spanned="2" table:number-rows-spanned="1"/>
          <table:covered-table-cell table:style-name="ce7"/>
          <table:table-cell table:style-name="ce6" table:number-columns-repeated="3"/>
          <table:table-cell office:value-type="string" calcext:value-type="string">
            <text:p>All P2Rank features + 1 custom feature</text:p>
          </table:table-cell>
          <table:table-cell table:number-columns-repeated="5"/>
          <table:table-cell office:value-type="string" calcext:value-type="string">
            <text:p>1 custom feature</text:p>
          </table:table-cell>
          <table:table-cell table:number-columns-repeated="5"/>
          <table:table-cell office:value-type="string" calcext:value-type="string">
            <text:p>feature importanc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 table:style-name="ce7"/>
          <table:table-cell/>
          <table:table-cell table:style-name="ce12" table:number-columns-spanned="2" table:number-rows-spanned="1"/>
          <table:covered-table-cell/>
          <table:table-cell table:number-columns-repeated="4"/>
          <table:table-cell table:style-name="ce12" table:number-columns-spanned="2" table:number-rows-spanned="1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7.2" calcext:value-type="float">
            <text:p>47.2</text:p>
          </table:table-cell>
          <table:table-cell table:style-name="ce11" office:value-type="float" office:value="49.6" calcext:value-type="float">
            <text:p>49.6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office:value-type="float" office:value="78.1" calcext:value-type="float">
            <text:p>78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 office:value-type="string" calcext:value-type="string">
            <text:p>pdbekb_conservation</text:p>
          </table:table-cell>
          <table:table-cell table:style-name="Default" office:value-type="float" office:value="0.008592" calcext:value-type="float">
            <text:p>0.00859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Default" office:value-type="string" calcext:value-type="string">
            <text:p>HSE_up</text:p>
          </table:table-cell>
          <table:table-cell table:style-name="Default" office:value-type="float" office:value="0.006906" calcext:value-type="float">
            <text:p>0.0069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 office:value-type="float" office:value="47.7" calcext:value-type="float">
            <text:p>47.7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3"/>
          <table:table-cell table:style-name="Default" office:value-type="string" calcext:value-type="string">
            <text:p>conservation</text:p>
          </table:table-cell>
          <table:table-cell table:style-name="Default" office:value-type="float" office:value="0.004021" calcext:value-type="float">
            <text:p>0.0040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3"/>
          <table:table-cell table:style-name="Default" office:value-type="string" calcext:value-type="string">
            <text:p>depth</text:p>
          </table:table-cell>
          <table:table-cell table:style-name="Default" office:value-type="float" office:value="0.003474" calcext:value-type="float">
            <text:p>0.00347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 office:value-type="float" office:value="46.9" calcext:value-type="float">
            <text:p>46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3"/>
          <table:table-cell table:style-name="Default" office:value-type="string" calcext:value-type="string">
            <text:p>HSE_down</text:p>
          </table:table-cell>
          <table:table-cell table:style-name="Default" office:value-type="float" office:value="0.002467" calcext:value-type="float">
            <text:p>0.00246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3"/>
          <table:table-cell table:style-name="Default" office:value-type="string" calcext:value-type="string">
            <text:p>exposure_CN</text:p>
          </table:table-cell>
          <table:table-cell table:style-name="Default" office:value-type="float" office:value="0.002011" calcext:value-type="float">
            <text:p>0.0020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style-name="Default" office:value-type="string" calcext:value-type="string">
            <text:p>aromaticity</text:p>
          </table:table-cell>
          <table:table-cell table:style-name="Default" office:value-type="float" office:value="0.001627" calcext:value-type="float">
            <text:p>0.00162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table:style-name="Default" office:value-type="string" calcext:value-type="string">
            <text:p>bfactor</text:p>
          </table:table-cell>
          <table:table-cell table:style-name="Default" office:value-type="float" office:value="0.000891" calcext:value-type="float">
            <text:p>0.00089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 office:value-type="float" office:value="47.5" calcext:value-type="float">
            <text:p>47.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string" calcext:value-type="string">
            <text:p>helix</text:p>
          </table:table-cell>
          <table:table-cell table:style-name="Default" office:value-type="float" office:value="0.000807" calcext:value-type="float">
            <text:p>0.0008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3"/>
          <table:table-cell table:style-name="Default" office:value-type="string" calcext:value-type="string">
            <text:p>aa_HIS</text:p>
          </table:table-cell>
          <table:table-cell table:style-name="Default" office:value-type="float" office:value="0.000783" calcext:value-type="float">
            <text:p>0.00078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Default" office:value-type="string" calcext:value-type="string">
            <text:p>hydropathy</text:p>
          </table:table-cell>
          <table:table-cell table:style-name="Default" office:value-type="float" office:value="0.000706" calcext:value-type="float">
            <text:p>0.0007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table:style-name="Default" office:value-type="string" calcext:value-type="string">
            <text:p>efoldmine</text:p>
          </table:table-cell>
          <table:table-cell table:style-name="Default" office:value-type="float" office:value="0.000675" calcext:value-type="float">
            <text:p>0.00067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 office:value-type="float" office:value="47.2" calcext:value-type="float">
            <text:p>47.2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  <table:table-cell table:style-name="Default" office:value-type="string" calcext:value-type="string">
            <text:p>dynamine</text:p>
          </table:table-cell>
          <table:table-cell table:style-name="Default" office:value-type="float" office:value="0.000661" calcext:value-type="float">
            <text:p>0.00066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table:style-name="Default" office:value-type="string" calcext:value-type="string">
            <text:p>strand</text:p>
          </table:table-cell>
          <table:table-cell table:style-name="Default" office:value-type="float" office:value="0.000645" calcext:value-type="float">
            <text:p>0.00064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Default" office:value-type="string" calcext:value-type="string">
            <text:p>mobiDB</text:p>
          </table:table-cell>
          <table:table-cell table:style-name="Default" office:value-type="float" office:value="0.000578" calcext:value-type="float">
            <text:p>0.00057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 office:value-type="string" calcext:value-type="string">
            <text:p>charged</text:p>
          </table:table-cell>
          <table:table-cell table:style-name="Default" office:value-type="float" office:value="0.000564" calcext:value-type="float">
            <text:p>0.00056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 office:value-type="string" calcext:value-type="string">
            <text:p>mol_weight</text:p>
          </table:table-cell>
          <table:table-cell table:style-name="Default" office:value-type="float" office:value="0.000533" calcext:value-type="float">
            <text:p>0.0005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style-name="Default" office:value-type="string" calcext:value-type="string">
            <text:p>aa_PHE</text:p>
          </table:table-cell>
          <table:table-cell table:style-name="Default" office:value-type="float" office:value="0.000516" calcext:value-type="float">
            <text:p>0.0005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6.9" calcext:value-type="float">
            <text:p>46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phi_angle</text:p>
          </table:table-cell>
          <table:table-cell table:style-name="Default" office:value-type="float" office:value="0.000457" calcext:value-type="float">
            <text:p>0.00045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aa_GLY</text:p>
          </table:table-cell>
          <table:table-cell table:style-name="Default" office:value-type="float" office:value="0.000454" calcext:value-type="float">
            <text:p>0.00045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psi_angle</text:p>
          </table:table-cell>
          <table:table-cell table:style-name="Default" office:value-type="float" office:value="0.000433" calcext:value-type="float">
            <text:p>0.0004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H_bond_atoms</text:p>
          </table:table-cell>
          <table:table-cell table:style-name="Default" office:value-type="float" office:value="0.00042" calcext:value-type="float">
            <text:p>0.0004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style-name="Default" office:value-type="string" calcext:value-type="string">
            <text:p>aa_CYS</text:p>
          </table:table-cell>
          <table:table-cell table:style-name="Default" office:value-type="float" office:value="0.000389" calcext:value-type="float">
            <text:p>0.00038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3"/>
          <table:table-cell table:style-name="Default" office:value-type="string" calcext:value-type="string">
            <text:p>aa_LEU</text:p>
          </table:table-cell>
          <table:table-cell table:style-name="Default" office:value-type="float" office:value="0.000363" calcext:value-type="float">
            <text:p>0.00036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8" calcext:value-type="float">
            <text:p>46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aa_TYR</text:p>
          </table:table-cell>
          <table:table-cell table:style-name="Default" office:value-type="float" office:value="0.000305" calcext:value-type="float">
            <text:p>0.0003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7" calcext:value-type="float">
            <text:p>46.7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GLU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PRO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Default" office:value-type="string" calcext:value-type="string">
            <text:p>aa_SER</text:p>
          </table:table-cell>
          <table:table-cell table:style-name="Default" office:value-type="float" office:value="0.000211" calcext:value-type="float">
            <text:p>0.0002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 office:value-type="float" office:value="46.9" calcext:value-type="float">
            <text:p>46.9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office:value-type="string" calcext:value-type="string">
            <text:p>aa_ILE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2" calcext:value-type="float">
            <text:p>47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office:value-type="string" calcext:value-type="string">
            <text:p>aa_ARG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1" calcext:value-type="float">
            <text:p>47.1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style-name="Default" office:value-type="string" calcext:value-type="string">
            <text:p>aa_MET</text:p>
          </table:table-cell>
          <table:table-cell table:style-name="Default" office:value-type="float" office:value="0.000196" calcext:value-type="float">
            <text:p>0.00019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Default" office:value-type="string" calcext:value-type="string">
            <text:p>aa_LYS</text:p>
          </table:table-cell>
          <table:table-cell table:style-name="Default" office:value-type="float" office:value="0.000194" calcext:value-type="float">
            <text:p>0.00019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 table:number-columns-repeated="1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AL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a_ASP</text:p>
          </table:table-cell>
          <table:table-cell table:style-name="Default" office:value-type="float" office:value="0.000138" calcext:value-type="float">
            <text:p>0.00013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VAL</text:p>
          </table:table-cell>
          <table:table-cell table:style-name="Default" office:value-type="float" office:value="0.000137" calcext:value-type="float">
            <text:p>0.00013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RP</text:p>
          </table:table-cell>
          <table:table-cell table:style-name="Default" office:value-type="float" office:value="0.000121" calcext:value-type="float">
            <text:p>0.0001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 office:value-type="float" office:value="46.6" calcext:value-type="float">
            <text:p>46.6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HR</text:p>
          </table:table-cell>
          <table:table-cell table:style-name="Default" office:value-type="float" office:value="0.000116" calcext:value-type="float">
            <text:p>0.0001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LA</text:p>
          </table:table-cell>
          <table:table-cell table:style-name="Default" office:value-type="float" office:value="0.000107" calcext:value-type="float">
            <text:p>0.0001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SN</text:p>
          </table:table-cell>
          <table:table-cell table:style-name="Default" office:value-type="float" office:value="0.000102" calcext:value-type="float">
            <text:p>0.00010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GLN</text:p>
          </table:table-cell>
          <table:table-cell table:style-name="Default" office:value-type="float" office:value="0.000091" calcext:value-type="float">
            <text:p>9.1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office:value-type="float" office:value="46.5" calcext:value-type="float">
            <text:p>46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turn</text:p>
          </table:table-cell>
          <table:table-cell table:style-name="Default" office:value-type="float" office:value="0.00009" calcext:value-type="float">
            <text:p>9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 office:value-type="float" office:value="46.6" calcext:value-type="float">
            <text:p>4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aromaticity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pdbekb_conservation</text:p>
          </table:table-cell>
          <table:table-cell office:value-type="float" office:value="57.5" calcext:value-type="float">
            <text:p>57.5</text:p>
          </table:table-cell>
          <table:table-cell office:value-type="float" office:value="70.3" calcext:value-type="float">
            <text:p>70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 depth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5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4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</text:p>
          </table:table-cell>
          <table:table-cell office:value-type="float" office:value="65.8" calcext:value-type="float">
            <text:p>65.8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hydropathy</text:p>
          </table:table-cell>
          <table:table-cell office:value-type="float" office:value="67.3" calcext:value-type="float">
            <text:p>67.3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</text:p>
          </table:table-cell>
          <table:table-cell office:value-type="float" office:value="69" calcext:value-type="float">
            <text:p>69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 HSE_up, aromaticity, hydropathy (feat</text:span> = 2)</text:p>
          </table:table-cell>
          <table:table-cell office:value-type="float" office:value="68.4" calcext:value-type="float">
            <text:p>68.4</text:p>
          </table:table-cell>
          <table:table-cell office:value-type="float" office:value="78.1" calcext:value-type="float">
            <text:p>78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</text:p>
          </table:table-cell>
          <table:table-cell office:value-type="float" office:value="67.3" calcext:value-type="float">
            <text:p>67.3</text:p>
          </table:table-cell>
          <table:table-cell office:value-type="float" office:value="76.7" calcext:value-type="float">
            <text:p>76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, bfactor</text:p>
          </table:table-cell>
          <table:table-cell office:value-type="float" office:value="69.3" calcext:value-type="float">
            <text:p>69.3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bfactor,mol_weight,hydropathy,aromaticity,H_bond_atoms</text:p>
          </table:table-cell>
          <table:table-cell office:value-type="float" office:value="69.7" calcext:value-type="float">
            <text:p>69.7</text:p>
          </table:table-cell>
          <table:table-cell office:value-type="float" office:value="75.9" calcext:value-type="float">
            <text:p>75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5)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4)</text:p>
          </table:table-cell>
          <table:table-cell office:value-type="float" office:value="70.2" calcext:value-type="float">
            <text:p>70.2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3)</text:p>
          </table:table-cell>
          <table:table-cell office:value-type="float" office:value="71.7" calcext:value-type="float">
            <text:p>71.7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,aromaticity,H_bond_atoms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=5)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4)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3)</text:p>
          </table:table-cell>
          <table:table-cell office:value-type="float" office:value="70.2" calcext:value-type="float">
            <text:p>70.2</text:p>
          </table:table-cell>
          <table:table-cell office:value-type="float" office:value="76.3" calcext:value-type="float">
            <text:p>76.3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</text:p>
          </table:table-cell>
          <table:table-cell office:value-type="float" office:value="69.1" calcext:value-type="float">
            <text:p>69.1</text:p>
          </table:table-cell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 (feat = 5)</text:p>
          </table:table-cell>
          <table:table-cell office:value-type="float" office:value="68.2" calcext:value-type="float">
            <text:p>68.2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4)</text:p>
          </table:table-cell>
          <table:table-cell office:value-type="float" office:value="69.1" calcext:value-type="float">
            <text:p>69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3)</text:p>
          </table:table-cell>
          <table:table-cell office:value-type="float" office:value="69.7" calcext:value-type="float">
            <text:p>69.7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</text:p>
          </table:table-cell>
          <table:table-cell office:value-type="float" office:value="67.8" calcext:value-type="float">
            <text:p>67.8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5)</text:p>
          </table:table-cell>
          <table:table-cell office:value-type="float" office:value="67.3" calcext:value-type="float">
            <text:p>67.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4)</text:p>
          </table:table-cell>
          <table:table-cell office:value-type="float" office:value="67.1" calcext:value-type="float">
            <text:p>67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3)</text:p>
          </table:table-cell>
          <table:table-cell office:value-type="float" office:value="69.3" calcext:value-type="float">
            <text:p>69.3</text:p>
          </table:table-cell>
          <table:table-cell office:value-type="float" office:value="76.5" calcext:value-type="float">
            <text:p>76.5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5)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4)</text:p>
          </table:table-cell>
          <table:table-cell office:value-type="float" office:value="75.9" calcext:value-type="float">
            <text:p>75.9</text:p>
          </table:table-cell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3)</text:p>
          </table:table-cell>
          <table:table-cell office:value-type="float" office:value="75.9" calcext:value-type="float">
            <text:p>75.9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 + P2Rank protrusion</text:p>
          </table:table-cell>
          <table:table-cell office:value-type="float" office:value="73.6" calcext:value-type="float">
            <text:p>73.6</text:p>
          </table:table-cell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3)</text:p>
          </table:table-cell>
          <table:table-cell office:value-type="float" office:value="74.1" calcext:value-type="float">
            <text:p>74.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2)</text:p>
          </table:table-cell>
          <table:table-cell office:value-type="float" office:value="74.6" calcext:value-type="float">
            <text:p>74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2Rank sub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2Rank subset + pdbekb_conservation</text:p>
          </table:table-cell>
          <table:table-cell table:number-columns-repeated="4"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5" table:default-cell-style-name="ce17"/>
        <table:table-column table:style-name="co15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) only large effect </text:p>
          </table:table-cell>
          <table:table-cell table:style-name="ce16" office:value-type="string" calcext:value-type="string">
            <text:p>pdbekb_conservation,conservation,depth,HSE_up,exposure_C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) csv features with large and medium effect sizes</text:p>
          </table:table-cell>
          <table:table-cell table:style-name="ce16" office:value-type="string" calcext:value-type="string">
            <text:p>pdbekb_conservation,conservation,depth,HSE_up,HSE_down,exposure_CN,b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) csv features with effect size at least small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) at least small effect size, only one from category</text:p>
          </table:table-cell>
          <table:table-cell table:style-name="ce16" office:value-type="string" calcext:value-type="string">
            <text:p>pdbekb_conservation,exposure_CN,bfactor,mol_weight,hydropathy,aromaticity,H_bond_a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 HSE_up instead of exposure_CN</text:p>
          </table:table-cell>
          <table:table-cell table:style-name="ce16" office:value-type="string" calcext:value-type="string">
            <text:p>pdbekb_conservation,HSE_up,bfactor,mol_weight,hydropathy,aromaticity,H_bond_atom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) all P2Rank + good csv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) subset P2Rank</text:p>
          </table:table-cell>
          <table:table-cell office:value-type="string" calcext:value-type="string">
            <text:p>protrusion, bfactor, hydrophatyIndex, aromatic, hBondDonor, hBondAcceptor, hBondDonorAcceptor, hydrphobic, hydrophi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) subset P2Rank + pdbekb_conser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) protrusion, bfactor + chosen csv</text:p>
          </table:table-cell>
          <table:table-cell table:style-name="ce16" office:value-type="string" calcext:value-type="string">
            <text:p>pdbekb_conservation,mol_weight,hydropathy,aromaticity,H_bond_atom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rvation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0" table:default-cell-style-name="ce1"/>
        <table:table-column table:style-name="co21" table:number-columns-repeated="4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ce1"/>
          <table:table-cell table:style-name="ce19" office:value-type="string" calcext:value-type="string" table:number-columns-spanned="2" table:number-rows-spanned="1">
            <text:p>DCA [4 A]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DCC [4 A]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Top-n</text:p>
          </table:table-cell>
          <table:table-cell table:style-name="ce7" office:value-type="string" calcext:value-type="string">
            <text:p>Top-(n+2)</text:p>
          </table:table-cell>
          <table:table-cell table:style-name="ce7" office:value-type="string" calcext:value-type="string">
            <text:p>Top-4</text:p>
          </table:table-cell>
          <table:table-cell table:style-name="ce7" office:value-type="string" calcext:value-type="string">
            <text:p>Top-(n+2)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AA_conservation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52.2" calcext:value-type="float">
            <text:p>52.2</text:p>
          </table:table-cell>
          <table:table-cell table:style-name="ce1" table:number-columns-repeated="3"/>
          <table:table-cell table:number-columns-repeated="5"/>
          <table:table-cell office:value-type="string" calcext:value-type="string">
            <text:p>conservation</text:p>
          </table:table-cell>
          <table:table-cell office:value-type="string" calcext:value-type="string">
            <text:p>INTAA_conservation</text:p>
          </table:table-cell>
          <table:table-cell office:value-type="string" calcext:value-type="string">
            <text:p>pdbekb_conserva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table:number-columns-repeated="3"/>
          <table:table-cell table:number-columns-repeated="3"/>
          <table:table-cell table:style-name="ce19" office:value-type="string" calcext:value-type="string" table:number-columns-spanned="1" table:number-rows-spanned="2">
            <text:p>P-value (whole sample)</text:p>
          </table:table-cell>
          <table:table-cell table:style-name="ce19" office:value-type="string" calcext:value-type="string">
            <text:p>chen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9" office:value-type="string" calcext:value-type="string" table:number-columns-spanned="1" table:number-rows-spanned="2">
            <text:p>effect size (whole sample) *</text:p>
          </table:table-cell>
          <table:table-cell table:style-name="ce19" office:value-type="string" calcext:value-type="string">
            <text:p>chen1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12" calcext:value-type="float">
            <text:p>0.321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table-cell table:style-name="ce19" office:value-type="string" calcext:value-type="string" table:number-columns-spanned="1" table:number-rows-spanned="2">
            <text:p>mean P-value (sample 500)</text:p>
          </table:table-cell>
          <table:table-cell table:style-name="ce19" office:value-type="string" calcext:value-type="string">
            <text:p>chen11</text:p>
          </table:table-cell>
          <table:table-cell table:style-name="ce20" office:value-type="float" office:value="3.056E-020" calcext:value-type="float">
            <text:p>3.06E-20</text:p>
          </table:table-cell>
          <table:table-cell table:style-name="ce20" office:value-type="float" office:value="0.00000000001336" calcext:value-type="float">
            <text:p>1.34E-11</text:p>
          </table:table-cell>
          <table:table-cell table:style-name="ce20" office:value-type="float" office:value="3.794E-022" calcext:value-type="float">
            <text:p>3.79E-2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style-name="ce20" office:value-type="float" office:value="8.066E-028" calcext:value-type="float">
            <text:p>8.07E-28</text:p>
          </table:table-cell>
          <table:table-cell table:style-name="ce20" office:value-type="float" office:value="0.00000000000145" calcext:value-type="float">
            <text:p>1.45E-12</text:p>
          </table:table-cell>
          <table:table-cell table:style-name="ce20" office:value-type="float" office:value="1.541E-027" calcext:value-type="float">
            <text:p>1.54E-2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9" office:value-type="string" calcext:value-type="string" table:number-columns-spanned="1" table:number-rows-spanned="2">
            <text:p>mean effect size (sample 500) *</text:p>
          </table:table-cell>
          <table:table-cell table:style-name="ce19" office:value-type="string" calcext:value-type="string">
            <text:p>chen11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3828" calcext:value-type="float">
            <text:p>0.3828</text:p>
          </table:table-cell>
          <table:table-cell table:number-columns-repeated="2"/>
        </table:table-row>
        <table:table-row table:style-name="ro1">
          <table:table-cell table:number-columns-repeated="12"/>
          <table:covered-table-cell/>
          <table:table-cell table:style-name="ce5" office:value-type="string" calcext:value-type="string">
            <text:p>coach42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4295" calcext:value-type="float">
            <text:p>0.4295</text:p>
          </table:table-cell>
          <table:table-cell table:number-columns-repeated="2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H4:Sheet1.L4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07:44:43.238422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11T17:59:55.237045363</dc:date>
    <meta:editing-duration>P1DT22H35M1S</meta:editing-duration>
    <meta:editing-cycles>21</meta:editing-cycles>
    <meta:generator>LibreOffice/7.0.2.2$Linux_X86_64 LibreOffice_project/3a01483fc371ab18cfca4bab0d636937da5eaf70</meta:generator>
    <meta:document-statistic meta:table-count="4" meta:cell-count="658" meta:object-count="0"/>
  </office:meta>
</office:document-meta>
</file>